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1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pacheBench, Version 2.3 &lt;$Revision: 1807734 $&gt;</text:p>
      <text:p text:style-name="P1">Copyright 1996 Adam Twiss, Zeus Technology Ltd, http://www.zeustech.net/</text:p>
      <text:p text:style-name="P1">Licensed to The Apache Software Foundation, http://www.apache.org/</text:p>
      <text:p text:style-name="P1"/>
      <text:p text:style-name="P1">Benchmarking 127.0.0.1 (be patient)</text:p>
      <text:p text:style-name="P1">Completed 100 requests</text:p>
      <text:p text:style-name="P1">Completed 200 requests</text:p>
      <text:p text:style-name="P1">Completed 300 requests</text:p>
      <text:p text:style-name="P1">Completed 400 requests</text:p>
      <text:p text:style-name="P1">Completed 500 requests</text:p>
      <text:p text:style-name="P1">Finished 500 requests</text:p>
      <text:p text:style-name="P1"/>
      <text:p text:style-name="P1"/>
      <text:p text:style-name="P1">Server Software: <text:s text:c="7"/>gunicorn</text:p>
      <text:p text:style-name="P1">Server Hostname: <text:s text:c="7"/>127.0.0.1</text:p>
      <text:p text:style-name="P1">Server Port: <text:s text:c="11"/>8081</text:p>
      <text:p text:style-name="P1"/>
      <text:p text:style-name="P1">Document Path: <text:s text:c="9"/>/</text:p>
      <text:p text:style-name="P1">Document Length: <text:s text:c="7"/>28349 bytes</text:p>
      <text:p text:style-name="P1"/>
      <text:p text:style-name="P1">Concurrency Level: <text:s text:c="5"/>2</text:p>
      <text:p text:style-name="P1">Time taken for tests: <text:s text:c="2"/>47.439 seconds</text:p>
      <text:p text:style-name="P1">Complete requests: <text:s text:c="5"/>500</text:p>
      <text:p text:style-name="P1">Failed requests: <text:s text:c="7"/>0</text:p>
      <text:p text:style-name="P1">Total transferred: <text:s text:c="5"/>14303000 bytes</text:p>
      <text:p text:style-name="P1">HTML transferred: <text:s text:c="6"/>14174500 bytes</text:p>
      <text:p text:style-name="P1">Requests per second: <text:s text:c="3"/>10.54 [#/sec] (mean)</text:p>
      <text:p text:style-name="P1">Time per request: <text:s text:c="6"/>189.755 [ms] (mean)</text:p>
      <text:p text:style-name="P1">Time per request: <text:s text:c="6"/>94.878 [ms] (mean, across all concurrent requests)</text:p>
      <text:p text:style-name="P1">Transfer rate: <text:s text:c="9"/>294.44 [Kbytes/sec] received</text:p>
      <text:p text:style-name="P1"/>
      <text:p text:style-name="P1">Connection Times (ms)</text:p>
      <text:p text:style-name="P1"><text:s text:c="14"/>min <text:s/>mean[+/-sd] median <text:s text:c="2"/>max</text:p>
      <text:p text:style-name="P1">Connect: <text:s text:c="7"/>0 <text:s text:c="3"/>0 <text:s text:c="2"/>0.0 <text:s text:c="5"/>0 <text:s text:c="6"/>0</text:p>
      <text:p text:style-name="P1">Processing: <text:s text:c="2"/>132 <text:s/>190 <text:s/>27.5 <text:s text:c="3"/>188 <text:s text:c="4"/>343</text:p>
      <text:p text:style-name="P1">Waiting: <text:s text:c="5"/>130 <text:s/>187 <text:s/>27.1 <text:s text:c="3"/>185 <text:s text:c="4"/>338</text:p>
      <text:p text:style-name="P1">Total: <text:s text:c="7"/>132 <text:s/>190 <text:s/>27.5 <text:s text:c="3"/>188 <text:s text:c="4"/>343</text:p>
      <text:p text:style-name="P1"/>
      <text:p text:style-name="P1">Percentage of the requests served within a certain time (ms)</text:p>
      <text:p text:style-name="P1"><text:s text:c="2"/>50% <text:s text:c="3"/>188</text:p>
      <text:p text:style-name="P1"><text:s text:c="2"/>66% <text:s text:c="3"/>198</text:p>
      <text:p text:style-name="P1"><text:s text:c="2"/>75% <text:s text:c="3"/>203</text:p>
      <text:p text:style-name="P1"><text:s text:c="2"/>80% <text:s text:c="3"/>207</text:p>
      <text:p text:style-name="P1"><text:s text:c="2"/>90% <text:s text:c="3"/>223</text:p>
      <text:p text:style-name="P1"><text:s text:c="2"/>95% <text:s text:c="3"/>239</text:p>
      <text:p text:style-name="P1"><text:s text:c="2"/>98% <text:s text:c="3"/>257</text:p>
      <text:p text:style-name="P1"><text:s text:c="2"/>99% <text:s text:c="3"/>270</text:p>
      <text:p text:style-name="P1"><text:s/>100% <text:s text:c="3"/>343 (longest reque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6:12:26.874307791</meta:creation-date>
    <dc:date>2022-06-01T16:14:12.084169537</dc:date>
    <meta:editing-duration>PT1M45S</meta:editing-duration>
    <meta:editing-cycles>1</meta:editing-cycles>
    <meta:document-statistic meta:table-count="0" meta:image-count="0" meta:object-count="0" meta:page-count="1" meta:paragraph-count="41" meta:word-count="172" meta:character-count="1338" meta:non-whitespace-character-count="987"/>
    <meta:generator>LibreOffice/6.0.7.3$Linux_X86_64 LibreOffice_project/00m0$Build-3</meta:generator>
  </office:meta>
</office:document-meta>
</file>